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 process:</text:p>
      <text:p text:style-name="Standard"/>
      <text:p text:style-name="Standard">Operator uploads a video.</text:p>
      <text:p text:style-name="Standard">Application extracts faces and generate a page of all faces.</text:p>
      <text:p text:style-name="Standard">Operator inputs the actors deatils and select some sample face images from that page.</text:p>
      <text:p text:style-name="Standard">Application generates a classifier from selected images and tries to match those to the rest of the face images, highlighting those.</text:p>
      <text:p text:style-name="Standard">Operator deselects <text:s/>images not of that face and selects a few more images of it as required.</text:p>
      <text:p text:style-name="Standard">Application reruns training process and tries again until it matches the correct faces, or a significant enough portion of them.</text:p>
      <text:p text:style-name="Standard">This process is repeated for every actor.</text:p>
      <text:p text:style-name="Standard">When completed, all unclassified faces are stored for later use, and the classifiers are added into actor's database entry.</text:p>
      <text:p text:style-name="Standard"><draw:frame draw:style-name="fr1" draw:name="Object1" text:anchor-type="paragraph" svg:x="-0.575cm" svg:y="1.272cm" svg:width="18.576cm" svg:height="24.502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07:21:40</meta:creation-date>
    <dc:date>2012-12-11T07:53:16</dc:date>
    <meta:editing-duration>PT25M15S</meta:editing-duration>
    <meta:editing-cycles>6</meta:editing-cycles>
    <meta:generator>LibreOffice/3.5$Linux_x86 LibreOffice_project/350m1$Build-2</meta:generator>
    <meta:document-statistic meta:table-count="0" meta:image-count="0" meta:object-count="1" meta:page-count="2" meta:paragraph-count="9" meta:word-count="114" meta:character-count="703" meta:non-whitespace-character-count="5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ff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5.1cm" svg:x="1.1cm" svg:y="2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76cm" svg:height="0.962cm" svg:x="1.3cm" svg:y="1.5cm">
          <draw:text-box>
            <text:p>Step 1: upload video</text:p>
          </draw:text-box>
        </draw:frame>
        <draw:custom-shape draw:style-name="gr3" draw:text-style-name="P1" draw:layer="layout" svg:width="6.1cm" svg:height="0.8cm" svg:x="1.5cm" svg:y="3.1cm">
          <text:p text:style-name="P1">Upload vide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5.1cm" svg:x="8.667cm" svg:y="2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72cm" svg:height="0.962cm" svg:x="8.867cm" svg:y="1.5cm">
          <draw:text-box>
            <text:p>Extract faces</text:p>
          </draw:text-box>
        </draw:frame>
        <draw:custom-shape draw:style-name="gr3" draw:text-style-name="P1" draw:layer="layout" svg:width="6.1cm" svg:height="0.8cm" svg:x="9.067cm" svg:y="3.1cm">
          <text:p text:style-name="P1">Loading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5.1cm" svg:x="1cm" svg:y="9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35cm" svg:height="1.673cm" svg:x="1.2cm" svg:y="8.3cm">
          <draw:text-box>
            <text:p>Step 2: Supervised <text:line-break/>learning</text:p>
          </draw:text-box>
        </draw:frame>
        <draw:custom-shape draw:style-name="gr3" draw:text-style-name="P2" draw:layer="layout" svg:width="6.1cm" svg:height="0.8cm" svg:x="1.4cm" svg:y="9.9cm">
          <text:p text:style-name="P2"><text:span text:style-name="T1">Detected Faces</text:span><text:span text:style-name="T1"><text:line-break/></text:span><text:span text:style-name="T2">Please input details and </text:span><text:span text:style-name="T2"><text:line-break/></text:span><text:span text:style-name="T2">select only faces of actor &lt;name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3.3cm" svg:x="6.1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3cm" svg:y="11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3cm" svg:y="12.9cm">
          <text:p text:style-name="P1"><text:span text:style-name="T2">Databse ID</text:span><text:span text:style-name="T2"><text:line-break/></text:span><text:span text:style-name="T2">(If exist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3cm" svg:y="12.1cm">
          <text:p text:style-name="P1"><text:span text:style-name="T2">Imdb</text:span></text:p>
          <text:p text:style-name="P1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3cm" svg:y="13.7cm">
          <text:p text:style-name="P1"><text:span text:style-name="T2">Some other </text:span><text:span text:style-name="T2"><text:line-break/></text:span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.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.6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3.1cm" svg:y="10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3cm" svg:y="11.2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3.099cm" svg:y="10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299cm" svg:y="11.2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3.099cm" svg:y="10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299cm" svg:y="11.2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1.4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.6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3.1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3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7.2cm" svg:height="5.1cm" svg:x="8.526cm" svg:y="9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332cm" svg:height="1.673cm" svg:x="8.726cm" svg:y="8.3cm">
          <draw:text-box>
            <text:p>Operator selects </text:p>
            <text:p>some faces</text:p>
          </draw:text-box>
        </draw:frame>
        <draw:custom-shape draw:style-name="gr3" draw:text-style-name="P2" draw:layer="layout" svg:width="6.1cm" svg:height="0.8cm" svg:x="8.926cm" svg:y="9.9cm">
          <text:p text:style-name="P2"><text:span text:style-name="T1">Detected Faces</text:span><text:span text:style-name="T1"><text:line-break/></text:span><text:span text:style-name="T2">Please select only faces of 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3.3cm" svg:x="13.626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13.826cm" svg:y="11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13.826cm" svg:y="12.9cm">
          <text:p text:style-name="P1"><text:span text:style-name="T2">Databse ID</text:span><text:span text:style-name="T2"><text:line-break/></text:span><text:span text:style-name="T2">(If exist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13.826cm" svg:y="12.1cm">
          <text:p text:style-name="P1"><text:span text:style-name="T2">Imdb</text:span></text:p>
          <text:p text:style-name="P1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13.826cm" svg:y="13.7cm">
          <text:p text:style-name="P1"><text:span text:style-name="T2">Some other </text:span><text:span text:style-name="T2"><text:line-break/></text:span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8.92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9.126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10.626cm" svg:y="10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0.826cm" svg:y="11.2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10.625cm" svg:y="10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0.825cm" svg:y="11.2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10.625cm" svg:y="10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0.825cm" svg:y="11.2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8.926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9.126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10.626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0.826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2" draw:layer="layout" svg:width="1.9cm" svg:height="0.5cm" svg:x="8.8cm" svg:y="14.1cm">
          <text:p text:style-name="P1"><text:span text:style-name="T1">Train</text:span></text:p>
          <draw:enhanced-geometry svg:viewBox="0 0 21600 21600" draw:type="rectangle" draw:enhanced-path="M 0 0 L 21600 0 21600 21600 0 21600 0 0 Z N"/>
        </draw:custom-shape>
        <draw:frame draw:style-name="gr2" draw:layer="layout" svg:width="11.077cm" svg:height="0.962cm" svg:x="1.078cm" svg:y="14.938cm">
          <draw:text-box>
            <text:p>Step 3: Application trains a cascade...</text:p>
          </draw:text-box>
        </draw:frame>
        <draw:custom-shape draw:style-name="gr1" draw:text-style-name="P1" draw:layer="layout" svg:width="7.2cm" svg:height="5.1cm" svg:x="1.1cm" svg:y="17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913cm" svg:height="1.673cm" svg:x="1.3cm" svg:y="16.2cm">
          <draw:text-box>
            <text:p>Step 4: Application tried to guess <text:line-break/>from remaining faces</text:p>
          </draw:text-box>
        </draw:frame>
        <draw:custom-shape draw:style-name="gr3" draw:text-style-name="P2" draw:layer="layout" svg:width="6.1cm" svg:height="0.8cm" svg:x="1.5cm" svg:y="17.8cm">
          <text:p text:style-name="P2"><text:span text:style-name="T1">Detected Faces</text:span><text:span text:style-name="T1"><text:line-break/></text:span><text:span text:style-name="T2">Please select only faces of actor &lt;name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3.3cm" svg:x="6.2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4cm" svg:y="19.2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4cm" svg:y="20.8cm">
          <text:p text:style-name="P1"><text:span text:style-name="T2">Databse ID</text:span><text:span text:style-name="T2"><text:line-break/></text:span><text:span text:style-name="T2">(If exist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4cm" svg:y="20cm">
          <text:p text:style-name="P1"><text:span text:style-name="T2">Imdb</text:span></text:p>
          <text:p text:style-name="P1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6.4cm" svg:y="21.6cm">
          <text:p text:style-name="P1"><text:span text:style-name="T2">Some other </text:span><text:span text:style-name="T2"><text:line-break/></text:span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1.3cm" svg:x="1.5cm" svg:y="1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.7cm" svg:y="19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3.2cm" svg:y="18.8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4cm" svg:y="19.1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3.199cm" svg:y="18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399cm" svg:y="19.1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1.3cm" svg:height="1.3cm" svg:x="3.199cm" svg:y="18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3.399cm" svg:y="19.1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1.3cm" svg:height="1.3cm" svg:x="1.5cm" svg:y="2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.7cm" svg:y="20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1.3cm" svg:height="1.3cm" svg:x="3.2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7cm" svg:x="3.4cm" svg:y="20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15.403cm" svg:height="1.673cm" svg:x="1.3cm" svg:y="23.5cm">
          <draw:text-box>
            <text:p>Step 5: Operator corrects training and <text:line-break/>repeat from step 3 to 5 until training is “good enough”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